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54pt" officeooo:rsid="000475c7" officeooo:paragraph-rsid="000475c7" style:font-size-asian="54pt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utilitzat el teu fitxer js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8:31:34.995796209</meta:creation-date>
    <dc:date>2023-02-15T18:32:49.277713238</dc:date>
    <meta:editing-duration>PT1M15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6.4.7.2$Linux_X86_64 LibreOffice_project/40$Build-2</meta:generator>
  </office:meta>
</office:document-meta>
</file>